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0.938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1.028cm"/>
    </style:style>
    <style:style style:name="co14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ext-properties style:text-position="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2b2b2"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0.74pt solid #000000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fo:wrap-option="no-wrap" fo:border="0.74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2b2b2"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4">
      <style:table-cell-properties fo:background-color="#b2b2b2" fo:border="0.74pt solid #000000"/>
    </style:style>
    <style:style style:name="ce15" style:family="table-cell" style:parent-style-name="Default">
      <style:table-cell-properties fo:background-color="#b2b2b2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</office:automatic-styles>
  <office:body>
    <office:spreadsheet>
      <table:table table:name="list" table:style-name="ta1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15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P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SI Radeon R7 250 2GB DDR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.42587832047986" calcext:value-type="float">
            <text:p>9,425878320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r72502gd3o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sus Radeon R7 250 1GB GDDR5</text:p>
          </table:table-cell>
          <table:table-cell office:value-type="float" office:value="65" calcext:value-type="float">
            <text:p>65</text:p>
          </table:table-cell>
          <table:table-cell office:value-type="float" office:value="10.3256212510711" calcext:value-type="float">
            <text:p>10,3256212511</text:p>
          </table:table-cell>
          <table:table-cell table:number-columns-repeated="2"/>
          <table:table-cell office:value-type="string" calcext:value-type="string">
            <text:p>http://pcpartpicker.com/part/asus-video-card-r72501gd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SI GT7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75492716366752" calcext:value-type="float">
            <text:p>7,7549271637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n7402gd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GA GT740 Superclocked</text:p>
          </table:table-cell>
          <table:table-cell office:value-type="float" office:value="64" calcext:value-type="float">
            <text:p>64</text:p>
          </table:table-cell>
          <table:table-cell office:value-type="float" office:value="8.14053127677806" calcext:value-type="float">
            <text:p>8,1405312768</text:p>
          </table:table-cell>
          <table:table-cell table:number-columns-repeated="2"/>
          <table:table-cell office:value-type="string" calcext:value-type="string">
            <text:p>http://pcpartpicker.com/part/evga-video-card-02gp42742k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7 250X Asus 1GB GDDR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2.4250214224507" calcext:value-type="float">
            <text:p>12,425021422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r7250x1gd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R7 360 MSI 2GB GDDR5</text:p>
          </table:table-cell>
          <table:table-cell office:value-type="float" office:value="100" calcext:value-type="float">
            <text:p>100</text:p>
          </table:table-cell>
          <table:table-cell office:value-type="float" office:value="19.3658954584404" calcext:value-type="float">
            <text:p>19,3658954584</text:p>
          </table:table-cell>
          <table:table-cell table:number-columns-repeated="2"/>
          <table:table-cell office:value-type="string" calcext:value-type="string">
            <text:p>http://pcpartpicker.com/part/msi-video-card-r73602gd5o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sus R7 37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4.6443873179092" calcext:value-type="float">
            <text:p>24,6443873179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strixr7370dc2oc2gd5gam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Sapphire R7 370 Nitro</text:p>
          </table:table-cell>
          <table:table-cell office:value-type="float" office:value="110" calcext:value-type="float">
            <text:p>110</text:p>
          </table:table-cell>
          <table:table-cell office:value-type="float" office:value="24.7215081405313" calcext:value-type="float">
            <text:p>24,7215081405</text:p>
          </table:table-cell>
          <table:table-cell table:number-columns-repeated="2"/>
          <table:table-cell office:value-type="string" calcext:value-type="string">
            <text:p>http://pcpartpicker.com/part/sapphire-video-card-100386nt2goc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VGA GTX750Ti Superclocked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0.5055698371894" calcext:value-type="float">
            <text:p>20,5055698372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2gp43753k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PNY GeForce GTX750Ti </text:p>
          </table:table-cell>
          <table:table-cell office:value-type="float" office:value="65" calcext:value-type="float">
            <text:p>65</text:p>
          </table:table-cell>
          <table:table-cell office:value-type="float" office:value="20.3941730934019" calcext:value-type="float">
            <text:p>20,3941730934</text:p>
          </table:table-cell>
          <table:table-cell table:number-columns-repeated="2"/>
          <table:table-cell office:value-type="string" calcext:value-type="string">
            <text:p>http://pcpartpicker.com/part/pny-video-card-vcggtx750t2xp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VGA GeForce GTX950 Superclocked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6.3067694944302" calcext:value-type="float">
            <text:p>26,3067694944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2gp42951k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Asus GeForce GTX950</text:p>
          </table:table-cell>
          <table:table-cell office:value-type="float" office:value="90" calcext:value-type="float">
            <text:p>90</text:p>
          </table:table-cell>
          <table:table-cell office:value-type="float" office:value="25.7497857754927" calcext:value-type="float">
            <text:p>25,7497857755</text:p>
          </table:table-cell>
          <table:table-cell table:number-columns-repeated="2"/>
          <table:table-cell office:value-type="string" calcext:value-type="string">
            <text:p>http://pcpartpicker.com/part/asus-video-card-gtx950m2gd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SI GeForce GTX9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5.955441302485" calcext:value-type="float">
            <text:p>25,955441302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502gd5ocv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R9 380 Sapphire ITX 2GB</text:p>
          </table:table-cell>
          <table:table-cell office:value-type="float" office:value="175" calcext:value-type="float">
            <text:p>175</text:p>
          </table:table-cell>
          <table:table-cell office:value-type="float" office:value="32.2279348757498" calcext:value-type="float">
            <text:p>32,2279348757</text:p>
          </table:table-cell>
          <table:table-cell table:number-columns-repeated="2"/>
          <table:table-cell office:value-type="string" calcext:value-type="string">
            <text:p>http://pcpartpicker.com/part/sapphire-video-card-100384itxocl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9 380 Sapphire Nitro 4GB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4.9957155098543" calcext:value-type="float">
            <text:p>34,9957155099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84nt4goc2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MSI R9 380 2GB</text:p>
          </table:table-cell>
          <table:table-cell office:value-type="float" office:value="180" calcext:value-type="float">
            <text:p>180</text:p>
          </table:table-cell>
          <table:table-cell office:value-type="float" office:value="32.6649528706084" calcext:value-type="float">
            <text:p>32,6649528706</text:p>
          </table:table-cell>
          <table:table-cell table:number-columns-repeated="2"/>
          <table:table-cell office:value-type="string" calcext:value-type="string">
            <text:p>http://pcpartpicker.com/part/msi-video-card-r93802gd5toc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owerColor R9 380 2GB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2.3907455012853" calcext:value-type="float">
            <text:p>32,3907455013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powercolor-video-card-axr93802gbd5ppdh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PowerColor R9 380 4GB</text:p>
          </table:table-cell>
          <table:table-cell office:value-type="float" office:value="190" calcext:value-type="float">
            <text:p>190</text:p>
          </table:table-cell>
          <table:table-cell office:value-type="float" office:value="34.6186803770351" calcext:value-type="float">
            <text:p>34,618680377</text:p>
          </table:table-cell>
          <table:table-cell table:number-columns-repeated="2"/>
          <table:table-cell office:value-type="string" calcext:value-type="string">
            <text:p>http://pcpartpicker.com/part/powercolor-video-card-axr93804gbd5ppdhe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VGA GeForce GTX960 2GB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9.5629820051414" calcext:value-type="float">
            <text:p>29,562982005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2gp42966k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Gigabyte GeForce GTX960 2GB</text:p>
          </table:table-cell>
          <table:table-cell office:value-type="float" office:value="115" calcext:value-type="float">
            <text:p>115</text:p>
          </table:table-cell>
          <table:table-cell office:value-type="float" office:value="29.5629820051414" calcext:value-type="float">
            <text:p>29,5629820051</text:p>
          </table:table-cell>
          <table:table-cell table:number-columns-repeated="2"/>
          <table:table-cell office:value-type="string" calcext:value-type="string">
            <text:p>http://pcpartpicker.com/part/gigabyte-video-card-gvn960ixoc2gd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VGA GeForce GTX960 4GB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1.7052270779777" calcext:value-type="float">
            <text:p>31,705227078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4gp43965k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Asus GeForce GTX960 4GB</text:p>
          </table:table-cell>
          <table:table-cell office:value-type="float" office:value="125" calcext:value-type="float">
            <text:p>125</text:p>
          </table:table-cell>
          <table:table-cell office:value-type="float" office:value="32.9134532990574" calcext:value-type="float">
            <text:p>32,9134532991</text:p>
          </table:table-cell>
          <table:table-cell table:number-columns-repeated="2"/>
          <table:table-cell office:value-type="string" calcext:value-type="string">
            <text:p>http://pcpartpicker.com/part/asus-video-card-strixgtx960dc2oc4gd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XFX R9 380X DD XXX OC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7.2836332476435" calcext:value-type="float">
            <text:p>37,2836332476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xfx-video-card-r9380x4df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style-name="ce15" table:number-columns-repeated="1015"/>
        </table:table-row>
        <table:table-row table:style-name="ro1">
          <table:table-cell table:style-name="ce7" office:value-type="string" calcext:value-type="string">
            <text:p>PowerColor Radeon R9 380X 4GB PCS+</text:p>
          </table:table-cell>
          <table:table-cell office:value-type="float" office:value="190" calcext:value-type="float">
            <text:p>190</text:p>
          </table:table-cell>
          <table:table-cell office:value-type="float" office:value="37.5664095972579" calcext:value-type="float">
            <text:p>37,5664095973</text:p>
          </table:table-cell>
          <table:table-cell table:number-columns-repeated="2"/>
          <table:table-cell office:value-type="string" calcext:value-type="string">
            <text:p>http://pcpartpicker.com/part/powercolor-video-card-axr9380x4gbd5ppdhv2e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apphire Radeon R9 390 8GB Nitro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51.8508997429306" calcext:value-type="float">
            <text:p>51,8508997429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82ntoc2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Gigabyte R9 390 </text:p>
          </table:table-cell>
          <table:table-cell office:value-type="float" office:value="260" calcext:value-type="float">
            <text:p>260</text:p>
          </table:table-cell>
          <table:table-cell office:value-type="float" office:value="51.5338474721508" calcext:value-type="float">
            <text:p>51,5338474722</text:p>
          </table:table-cell>
          <table:table-cell table:number-columns-repeated="2"/>
          <table:table-cell office:value-type="string" calcext:value-type="string">
            <text:p>http://pcpartpicker.com/part/gigabyte-video-card-gvr939wf28gd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owerColor R9 390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1.885175664096" calcext:value-type="float">
            <text:p>51,885175664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powercolor-video-card-axr93908gbd5ppdh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EVGA GTX970 Superclocked</text:p>
          </table:table-cell>
          <table:table-cell office:value-type="float" office:value="155" calcext:value-type="float">
            <text:p>155</text:p>
          </table:table-cell>
          <table:table-cell office:value-type="float" office:value="50.1285347043702" calcext:value-type="float">
            <text:p>50,1285347044</text:p>
          </table:table-cell>
          <table:table-cell table:number-columns-repeated="2"/>
          <table:table-cell office:value-type="string" calcext:value-type="string">
            <text:p>http://pcpartpicker.com/part/evga-video-card-04gp42974kr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SI GeForce GTX 970 4GB Twin Frozr V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49.7086546700943" calcext:value-type="float">
            <text:p>49,708654670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70gaming4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style-name="ce15" table:number-columns-repeated="1015"/>
        </table:table-row>
        <table:table-row table:style-name="ro1">
          <table:table-cell table:style-name="ce8" office:value-type="string" calcext:value-type="string">
            <text:p>Gigabyte GeForce GTX 970 </text:p>
          </table:table-cell>
          <table:table-cell office:value-type="float" office:value="145" calcext:value-type="float">
            <text:p>145</text:p>
          </table:table-cell>
          <table:table-cell office:value-type="float" office:value="47.9948586118252" calcext:value-type="float">
            <text:p>47,9948586118</text:p>
          </table:table-cell>
          <table:table-cell table:number-columns-repeated="2"/>
          <table:table-cell office:value-type="string" calcext:value-type="string">
            <text:p>http://pcpartpicker.com/part/gigabyte-video-card-gvn970ixoc4gd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Zotac GeForce GTX 980 4GB AMP! Edition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8.8603256212511" calcext:value-type="float">
            <text:p>58,8603256213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zotac-video-card-zt9020410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style-name="ce15" table:number-columns-repeated="1015"/>
        </table:table-row>
        <table:table-row table:style-name="ro1">
          <table:table-cell table:style-name="ce7" office:value-type="string" calcext:value-type="string">
            <text:p>Gigabyte GeForce GTX 980 4GB WINDFORCE 3X</text:p>
          </table:table-cell>
          <table:table-cell office:value-type="float" office:value="165" calcext:value-type="float">
            <text:p>165</text:p>
          </table:table-cell>
          <table:table-cell office:value-type="float" office:value="57.369323050557" calcext:value-type="float">
            <text:p>57,3693230506</text:p>
          </table:table-cell>
          <table:table-cell table:number-columns-repeated="2"/>
          <table:table-cell office:value-type="string" calcext:value-type="string">
            <text:p>http://pcpartpicker.com/part/gigabyte-video-card-gvn980wf3oc4g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SI GTX980 TwinFrozr V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8.0119965724079" calcext:value-type="float">
            <text:p>58,0119965724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80gaming4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style-name="ce15" table:number-columns-repeated="1015"/>
        </table:table-row>
        <table:table-row table:style-name="ro1">
          <table:table-cell table:style-name="ce7" office:value-type="string" calcext:value-type="string">
            <text:p>PowerColor Radeon R9 390X 8GB DEVIL</text:p>
          </table:table-cell>
          <table:table-cell office:value-type="float" office:value="280" calcext:value-type="float">
            <text:p>280</text:p>
          </table:table-cell>
          <table:table-cell office:value-type="float" office:value="54.8500428449015" calcext:value-type="float">
            <text:p>54,8500428449</text:p>
          </table:table-cell>
          <table:table-cell table:number-columns-repeated="2"/>
          <table:table-cell office:value-type="string" calcext:value-type="string">
            <text:p>http://pcpartpicker.com/part/powercolor-video-card-axr9390x8gbd5adhe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apphire R9 390X Tri-X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54.4730077120823" calcext:value-type="float">
            <text:p>54,473007712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81ntoc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MSI R9 390X</text:p>
          </table:table-cell>
          <table:table-cell office:value-type="float" office:value="275" calcext:value-type="float">
            <text:p>275</text:p>
          </table:table-cell>
          <table:table-cell office:value-type="float" office:value="54.764353041988" calcext:value-type="float">
            <text:p>54,764353042</text:p>
          </table:table-cell>
          <table:table-cell table:number-columns-repeated="2"/>
          <table:table-cell office:value-type="string" calcext:value-type="string">
            <text:p>http://pcpartpicker.com/part/msi-video-card-r9390xgaming8g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sus R9 Nano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6.8894601542416" calcext:value-type="float">
            <text:p>56,8894601542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r9nano4g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Xfx R9 Nano</text:p>
          </table:table-cell>
          <table:table-cell office:value-type="float" office:value="175" calcext:value-type="float">
            <text:p>175</text:p>
          </table:table-cell>
          <table:table-cell office:value-type="float" office:value="56.8894601542416" calcext:value-type="float">
            <text:p>56,8894601542</text:p>
          </table:table-cell>
          <table:table-cell table:number-columns-repeated="2"/>
          <table:table-cell office:value-type="string" calcext:value-type="string">
            <text:p>http://pcpartpicker.com/part/xfx-video-card-r9nano4sf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Sapphire RX 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51.5852613538989" calcext:value-type="float">
            <text:p>51,5852613539</text:p>
          </table:table-cell>
          <table:table-cell table:style-name="ce12" table:number-columns-repeated="2"/>
          <table:table-cell table:style-name="ce12" office:value-type="string" calcext:value-type="string">
            <text:p>http://pcpartpicker.com/product/c6rcCJ/sapphire-radeon-rx-480-8gb-video-card-21260-00-20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" calcext:value-type="float">
            <text:p>60</text:p>
          </table:table-cell>
          <table:table-cell/>
          <table:table-cell table:style-name="ce15" table:number-columns-repeated="1015"/>
        </table:table-row>
        <table:table-row table:style-name="ro1">
          <table:table-cell table:style-name="ce13" office:value-type="string" calcext:value-type="string">
            <text:p>Gigabyte GeForce GTX 1070 8GB G1 Gaming 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80.5998286203942" calcext:value-type="float">
            <text:p>80,5998286204</text:p>
          </table:table-cell>
          <table:table-cell table:style-name="ce13" table:number-columns-repeated="2"/>
          <table:table-cell table:style-name="ce13" office:value-type="string" calcext:value-type="string">
            <text:p>http://pcpartpicker.com/product/YpH48d/gigabyte-geforce-gtx-1070-8gb-g1-gaming-video-card-gv-n1070g1-gaming-8g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Gigabyte GeForce GTX 1070 Founders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79.7857754927164" calcext:value-type="float">
            <text:p>79,7857754927</text:p>
          </table:table-cell>
          <table:table-cell table:style-name="ce12" table:number-columns-repeated="2"/>
          <table:table-cell table:style-name="ce12" office:value-type="string" calcext:value-type="string">
            <text:p>http://pcpartpicker.com/product/BQ648d/evga-geforce-gtx-1070-8gb-founders-edition-video-card-08g-p4-6170-k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5" calcext:value-type="float">
            <text:p>85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Zotac Geforce GTX1080 AMP! Extrem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http://pcpartpicker.com/product/qKp323/zotac-geforce-gtx-1080-8gb-amp-extreme-video-card-zt-p10800b-10p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SI GeForce GTX 1080 Founders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93.83" calcext:value-type="float">
            <text:p>93,83</text:p>
          </table:table-cell>
          <table:table-cell table:style-name="ce6" table:number-columns-repeated="2"/>
          <table:table-cell table:style-name="ce6" office:value-type="string" calcext:value-type="string">
            <text:p>http://pcpartpicker.com/product/qKp323/zotac-geforce-gtx-1080-8gb-amp-extreme-video-card-zt-p10800b-10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style-name="ce15" table:number-columns-repeated="1015"/>
        </table:table-row>
        <table:table-row table:style-name="ro1">
          <table:table-cell office:value-type="string" calcext:value-type="string">
            <text:p>MSI GeForce GTX 1080 Aero</text:p>
          </table:table-cell>
          <table:table-cell office:value-type="float" office:value="200" calcext:value-type="float">
            <text:p>200</text:p>
          </table:table-cell>
          <table:table-cell office:value-type="float" office:value="93.83" calcext:value-type="float">
            <text:p>93,83</text:p>
          </table:table-cell>
          <table:table-cell table:number-columns-repeated="2"/>
          <table:table-cell office:value-type="string" calcext:value-type="string">
            <text:p>http://pcpartpicker.com/product/Q8rcCJ/msi-video-card-geforcegtx1080aero8goc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6" table:number-columns-repeated="8"/>
          <table:table-cell/>
          <table:table-cell table:style-name="ce1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4"/>
          <table:table-cell table:style-name="ce6" table:number-columns-repeated="5"/>
          <table:table-cell/>
          <table:table-cell table:style-name="ce1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8"/>
          <table:table-cell table:number-columns-repeated="1016"/>
        </table:table-row>
      </table:table>
      <table:table table:name="perf" table:style-name="ta1" table:print="false">
        <table:table-column table:style-name="co10" table:default-cell-style-name="Default"/>
        <table:table-column table:style-name="co9" table:number-columns-repeated="6" table:default-cell-style-name="Default"/>
        <table:table-column table:style-name="co9" table:default-cell-style-name="ce11"/>
        <table:table-row table:style-name="ro1">
          <table:table-cell/>
          <table:table-cell office:value-type="string" calcext:value-type="string">
            <text:p>3D Mark Fire Strike </text:p>
          </table:table-cell>
          <table:table-cell office:value-type="string" calcext:value-type="string">
            <text:p>Unigine Heaven 4.0</text:p>
          </table:table-cell>
          <table:table-cell office:value-type="string" calcext:value-type="string">
            <text:p>BF 4 </text:p>
          </table:table-cell>
          <table:table-cell office:value-type="string" calcext:value-type="string">
            <text:p>Witcher 3 </text:p>
          </table:table-cell>
          <table:table-cell office:value-type="string" calcext:value-type="string">
            <text:p>BF 4 1440p</text:p>
          </table:table-cell>
          <table:table-cell office:value-type="string" calcext:value-type="string">
            <text:p>Witcher 3 1440p</text:p>
          </table:table-cell>
          <table:table-cell office:value-type="string" calcext:value-type="string">
            <text:p>Overall </text:p>
          </table:table-cell>
        </table:table-row>
        <table:table-row table:style-name="ro1">
          <table:table-cell office:value-type="string" calcext:value-type="string">
            <text:p>EVGA GTX Titan X</text:p>
          </table:table-cell>
          <table:table-cell office:value-type="float" office:value="16000" calcext:value-type="float">
            <text:p>16000</text:p>
          </table:table-cell>
          <table:table-cell office:value-type="float" office:value="110.1" calcext:value-type="float">
            <text:p>110,1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R9 Fury X</text:p>
          </table:table-cell>
          <table:table-cell table:style-name="ce10" office:value-type="float" office:value="8096" calcext:value-type="float">
            <text:p>8096</text:p>
          </table:table-cell>
          <table:table-cell office:value-type="float" office:value="46.7" calcext:value-type="float">
            <text:p>46,7</text:p>
          </table:table-cell>
          <table:table-cell office:value-type="float" office:value="46.2" calcext:value-type="float">
            <text:p>46,2</text:p>
          </table:table-cell>
          <table:table-cell office:value-type="float" office:value="26.5" calcext:value-type="float">
            <text:p>26,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1/6*[.B3]/[.$B$2] * 100 + 1/6* [.C3]/[.$C$2]*100 + 1/6*[.D3]/[.$D$2]*100 + 1/6*[.E3]/[.E2]*100 + 1/6 * [.F3]/[.F2]*100 + 1/6 * [.G3]/[.G2] * 100" office:value-type="float" office:value="42.5075201856915" calcext:value-type="float">
            <text:p>42,51</text:p>
          </table:table-cell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.00.0000</text:date>, <text:time style:data-style-name="N2" text:time-value="13:33:38.9536290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32:33.87</meta:creation-date>
    <meta:generator>LibreOffice/4.3.3.2$Linux_X86_64 LibreOffice_project/430m0$Build-2</meta:generator>
    <dc:date>2016-07-10T14:08:24.056641221</dc:date>
    <meta:editing-duration>PT4H1M28S</meta:editing-duration>
    <meta:editing-cycles>47</meta:editing-cycles>
    <meta:print-date>2016-05-04T08:59:59.922000000</meta:print-date>
    <dc:creator>marcin </dc:creator>
    <meta:document-statistic meta:table-count="3" meta:cell-count="295" meta:object-count="0"/>
  </office:meta>
</office:document-meta>
</file>